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width="0.053cm" draw:marker-start-width="0.28cm" draw:marker-end-width="0.28cm" draw:textarea-horizontal-align="justify" draw:textarea-vertical-align="middle" draw:auto-grow-height="false" fo:min-height="0.396cm" fo:min-width="1.846cm" fo:padding-top="0.152cm" fo:padding-bottom="0.152cm" fo:padding-left="0.277cm" fo:padding-right="0.277cm"/>
    </style:style>
    <style:style style:name="gr3" style:family="graphic" style:parent-style-name="standard">
      <style:graphic-properties draw:fill-color="#f3715a" draw:textarea-horizontal-align="justify" draw:textarea-vertical-align="middle" draw:auto-grow-height="false" fo:min-height="0.174cm" fo:min-width="0.4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3715a"/>
      <style:paragraph-properties fo:text-align="center"/>
      <style:text-properties fo:font-size="12pt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cm" svg:y1="1cm" svg:x2="1.6cm" svg:y2="4.2cm">
          <text:p/>
        </draw:line>
        <draw:line draw:style-name="gr1" draw:text-style-name="P1" draw:layer="layout" svg:x1="6cm" svg:y1="1cm" svg:x2="10.4cm" svg:y2="4.2cm">
          <text:p/>
        </draw:line>
        <draw:line draw:style-name="gr1" draw:text-style-name="P1" draw:layer="layout" svg:x1="6cm" svg:y1="1cm" svg:x2="6cm" svg:y2="4.8cm">
          <text:p/>
        </draw:line>
        <draw:custom-shape draw:style-name="gr2" draw:text-style-name="P3" draw:layer="layout" svg:width="2.4cm" svg:height="0.7cm" svg:x="0.4cm" svg:y="4.3cm">
          <text:p text:style-name="P2"><text:span text:style-name="T1">Valeur 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0.6cm" svg:x="3.3cm" svg:y="2.1cm">
          <text:p text:style-name="P2"><text:span text:style-name="T2">Clé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4cm" svg:height="0.6cm" svg:x="5.3cm" svg:y="2.8cm">
          <text:p text:style-name="P2"><text:span text:style-name="T2">Clé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4cm" svg:height="0.6cm" svg:x="7.001cm" svg:y="2.101cm">
          <text:p text:style-name="P2"><text:span text:style-name="T2">Clé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8cm" svg:height="0.962cm" svg:x="5.1cm" svg:y="0.138cm">
          <draw:text-box>
            <text:p>map</text:p>
          </draw:text-box>
        </draw:frame>
        <draw:custom-shape draw:style-name="gr2" draw:text-style-name="P3" draw:layer="layout" svg:width="2.4cm" svg:height="0.7cm" svg:x="4.8cm" svg:y="4.9cm">
          <text:p text:style-name="P2"><text:span text:style-name="T1">Valeur 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0.7cm" svg:x="9.4cm" svg:y="4.3cm">
          <text:p text:style-name="P2"><text:span text:style-name="T1">Valeur 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6T22:54:45.390495067</meta:creation-date>
    <dc:date>2019-04-16T18:50:07.908341796</dc:date>
    <meta:editing-duration>PT33M59S</meta:editing-duration>
    <meta:editing-cycles>9</meta:editing-cycles>
    <meta:generator>LibreOffice/6.0.7.3$Linux_X86_64 LibreOffice_project/00m0$Build-3</meta:generator>
    <meta:document-statistic meta:object-count="10"/>
  </office:meta>
</office:document-meta>
</file>